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ctionProperty.Functio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ionProperty.setObjectValue( Object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nctionProperty.FunctionProperty( String name , CompoundVariable fu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ctionProperty.recoverRunningVersion( TestElemen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ionProperty.getObjec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ctionProperty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unctionProperty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nctionProperty.getStringValu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